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AotGeneratorTests.processAheadOfTimeWithProperty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ClassCglibProxy.processAheadOfTimeWhenHasCglibProxyWriteProxyAndGenerateReflection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ContextAotGeneratorTests.testAutowiredComponent( Class &lt; T &gt; type , RootBeanDefinition beanDefinition , BiConsumer &lt; T , GenerationContext &gt; asser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pplicationContextAotGeneratorTests.processAheadOfTimeWhenHasLazyAutowiringO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OpBeanFactoryInitializationAotProcessor.processAheadOfTime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AotGeneratorTests.testCompiledResult( GenericApplicationContext applicationContext , BiConsumer &lt; ApplicationContextInitializer &lt; GenericApplicationContext &gt;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AotGeneratorTests.processAheadOfTimeWhenHasLazyAutowiringOn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urationClassCglibProxy.processAheadOfTimeWhenHasCglibProxyWithArgumentsUs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plicationContextAotGeneratorTests.createFreshApplicationContext( ApplicationContextInitializer &lt; GenericApplicationContext &gt; 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ContextAotGeneratorTests.processAheadOfTimeWhenHasAutowiringOnUnresolved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ContextAotGeneratorTests.processAheadOfTimeWhenHasLazyAutowiring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OpBeanFactoryInitializationAot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ContextAotGeneratorTests.processAheadOfTimeWhenHas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pplicationContextAotGeneratorTests.doesNotHaveProxyFor( Class &lt; ?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ContextAotGeneratorTests.processAheadOfTimeWhenHasLazyAutowiring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urationClassCglibProxy.processAheadOfTimeWhenHasCglibProxyWithArgumentsRegisterIntrospectionHintsOnUs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CglibProxy.processAheadOfTimeWhenHasCglibProxyUs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ContextAotGeneratorTests.processAheadOfTimeWhenHasBeanFactoryInitializationAotProcessorExcludes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ContextAotGeneratorTests.processAheadOfTimeWhenHasBeanRegistrationAotProcessorExcludes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ContextAotGeneratorTests.processAheadOfTimeWhenHasInitDestro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pplicationContextAotGeneratorTests.toFreshApplicationContext( ApplicationContextInitializer &lt; GenericApplicationContext &gt; 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ContextAotGeneratorTests.processAheadOfTim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ContextAotGeneratorTests.processAheadOfTimeWhenHasSi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ContextAotGeneratorTests.testCompiledResult( TestGenerationContext generationContext , BiConsumer &lt; ApplicationContextInitializer &lt; GenericApplicationContext &gt;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ContextAotGeneratorTests.processAheadOfTimeWhenHasNoAotContrib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ContextAotGeneratorTests.testAutowiredComponent( Class &lt; T &gt; type , BiConsumer &lt; T , GenerationContext &gt; asser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BeanRegistrationAotProcessor.processAheadOfTime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AotGeneratorTests.processAheadOfTimeWhenHasMultipleInitDestro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urationClassCglibProxy.isRegisteredCglibClass( TestGenerationContext context , String cglib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